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1D0000028FE0BF05D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ce style:name="Montserrat1" svg:font-family="Montserrat" style:font-family-generic="roman" style:font-pitch="variable"/>
    <style:font-face style:name="Montserrat2" svg:font-family="Montserrat" style:font-family-generic="system" style:font-pitch="variable"/>
    <style:font-face style:name="OpenSymbol" svg:font-family="OpenSymbol" style:font-charset="x-symbol"/>
  </office:font-face-decls>
  <office:automatic-styles>
    <style:style style:name="Table1" style:family="table">
      <style:table-properties style:width="25.479cm" fo:margin-left="0cm" fo:margin-top="0cm" fo:margin-bottom="0cm" table:align="left"/>
    </style:style>
    <style:style style:name="Table1.A" style:family="table-column">
      <style:table-column-properties style:column-width="2.274cm"/>
    </style:style>
    <style:style style:name="Table1.B" style:family="table-column">
      <style:table-column-properties style:column-width="5.558cm"/>
    </style:style>
    <style:style style:name="Table1.C" style:family="table-column">
      <style:table-column-properties style:column-width="7.594cm"/>
    </style:style>
    <style:style style:name="Table1.D" style:family="table-column">
      <style:table-column-properties style:column-width="10.054cm"/>
    </style:style>
    <style:style style:name="Table1.1" style:family="table-row">
      <style:table-row-properties fo:keep-together="auto"/>
    </style:style>
    <style:style style:name="Table1.A1" style:family="table-cell">
      <style:table-cell-properties style:vertical-align="" fo:background-color="#eaf3fb" fo:padding="0.176cm" fo:border="1pt solid #000000">
        <style:background-image/>
      </style:table-cell-properties>
    </style:style>
    <style:style style:name="Table1.A2" style:family="table-cell">
      <style:table-cell-properties style:vertical-align="" fo:padding="0.176cm" fo:border="1pt solid #000000"/>
    </style:style>
    <style:style style:name="Table1.B2" style:family="table-cell">
      <style:table-cell-properties style:vertical-align="" fo:padding="0.176cm" fo:border="1pt solid #000000"/>
    </style:style>
    <style:style style:name="Table1.C2" style:family="table-cell">
      <style:table-cell-properties style:vertical-align="" fo:padding="0.176cm" fo:border="1pt solid #000000"/>
    </style:style>
    <style:style style:name="Table1.D2" style:family="table-cell">
      <style:table-cell-properties style:vertical-align="" fo:padding="0.176cm" fo:border="1pt solid #000000"/>
    </style:style>
    <style:style style:name="Table2" style:family="table">
      <style:table-properties style:width="24.686cm" fo:margin-left="-0.053cm" fo:margin-top="0cm" fo:margin-bottom="0cm" table:align="left"/>
    </style:style>
    <style:style style:name="Table2.A" style:family="table-column">
      <style:table-column-properties style:column-width="4.921cm"/>
    </style:style>
    <style:style style:name="Table2.B" style:family="table-column">
      <style:table-column-properties style:column-width="4.763cm"/>
    </style:style>
    <style:style style:name="Table2.C" style:family="table-column">
      <style:table-column-properties style:column-width="3.995cm"/>
    </style:style>
    <style:style style:name="Table2.D" style:family="table-column">
      <style:table-column-properties style:column-width="5.821cm"/>
    </style:style>
    <style:style style:name="Table2.E" style:family="table-column">
      <style:table-column-properties style:column-width="5.186cm"/>
    </style:style>
    <style:style style:name="Table2.1" style:family="table-row">
      <style:table-row-properties fo:keep-together="auto"/>
    </style:style>
    <style:style style:name="Table2.A1" style:family="table-cell">
      <style:table-cell-properties style:vertical-align="" fo:background-color="#eaf3fb" fo:padding="0.176cm" fo:border="1pt solid #000000">
        <style:background-image/>
      </style:table-cell-properties>
    </style:style>
    <style:style style:name="Table2.A2" style:family="table-cell">
      <style:table-cell-properties style:vertical-align="" fo:padding="0.176cm" fo:border="1pt solid #000000"/>
    </style:style>
    <style:style style:name="Table2.B2" style:family="table-cell">
      <style:table-cell-properties style:vertical-align="" fo:padding="0.176cm" fo:border="1pt solid #000000"/>
    </style:style>
    <style:style style:name="Table2.C2" style:family="table-cell">
      <style:table-cell-properties style:vertical-align="" fo:padding="0.176cm" fo:border="1pt solid #000000"/>
    </style:style>
    <style:style style:name="Table2.D2" style:family="table-cell">
      <style:table-cell-properties style:vertical-align="" fo:padding="0.176cm" fo:border="1pt solid #000000"/>
    </style:style>
    <style:style style:name="Table2.E2" style:family="table-cell">
      <style:table-cell-properties style:vertical-align="" fo:padding="0.176cm" fo:border="1pt solid #000000"/>
    </style:style>
    <style:style style:name="Table2.3" style:family="table-row">
      <style:table-row-properties style:min-row-height="6.114cm" fo:keep-together="auto"/>
    </style:style>
    <style:style style:name="Table2.A3" style:family="table-cell">
      <style:table-cell-properties style:vertical-align="" fo:padding="0.176cm" fo:border="1pt solid #000000"/>
    </style:style>
    <style:style style:name="Table2.B3" style:family="table-cell">
      <style:table-cell-properties style:vertical-align="" fo:padding="0.176cm" fo:border="1pt solid #000000"/>
    </style:style>
    <style:style style:name="Table2.C3" style:family="table-cell">
      <style:table-cell-properties style:vertical-align="" fo:padding="0.176cm" fo:border="1pt solid #000000"/>
    </style:style>
    <style:style style:name="Table2.D3" style:family="table-cell">
      <style:table-cell-properties style:vertical-align="" fo:padding="0.176cm" fo:border="1pt solid #000000"/>
    </style:style>
    <style:style style:name="Table2.E3" style:family="table-cell">
      <style:table-cell-properties style:vertical-align="" fo:padding="0.176cm" fo:border="1pt solid #000000"/>
    </style:style>
    <style:style style:name="Table2.4" style:family="table-row">
      <style:table-row-properties style:min-row-height="3.692cm" fo:keep-together="auto"/>
    </style:style>
    <style:style style:name="Table2.A4" style:family="table-cell">
      <style:table-cell-properties style:vertical-align="" fo:padding="0.176cm" fo:border="1pt solid #000000"/>
    </style:style>
    <style:style style:name="Table2.B4" style:family="table-cell">
      <style:table-cell-properties style:vertical-align="" fo:padding="0.176cm" fo:border="1pt solid #000000"/>
    </style:style>
    <style:style style:name="Table2.C4" style:family="table-cell">
      <style:table-cell-properties style:vertical-align="" fo:padding="0.176cm" fo:border="1pt solid #000000"/>
    </style:style>
    <style:style style:name="Table2.D4" style:family="table-cell">
      <style:table-cell-properties style:vertical-align="" fo:padding="0.176cm" fo:border="1pt solid #000000"/>
    </style:style>
    <style:style style:name="Table2.E4" style:family="table-cell">
      <style:table-cell-properties style:vertical-align="" fo:padding="0.176cm" fo:border="1pt solid #000000"/>
    </style:style>
    <style:style style:name="Tableau1" style:family="table">
      <style:table-properties style:width="24.62cm" table:align="margins"/>
    </style:style>
    <style:style style:name="Tableau1.A" style:family="table-column">
      <style:table-column-properties style:column-width="4.923cm" style:rel-column-width="13104*"/>
    </style:style>
    <style:style style:name="Tableau1.B" style:family="table-column">
      <style:table-column-properties style:column-width="4.925cm" style:rel-column-width="13108*"/>
    </style:style>
    <style:style style:name="Tableau1.C" style:family="table-column">
      <style:table-column-properties style:column-width="3.752cm" style:rel-column-width="9986*"/>
    </style:style>
    <style:style style:name="Tableau1.D" style:family="table-column">
      <style:table-column-properties style:column-width="5.9cm" style:rel-column-width="15705*"/>
    </style:style>
    <style:style style:name="Tableau1.E" style:family="table-column">
      <style:table-column-properties style:column-width="5.121cm" style:rel-column-width="13632*"/>
    </style:style>
    <style:style style:name="Tableau1.A1" style:family="table-cell">
      <style:table-cell-properties fo:padding="0.097cm" fo:border-left="0.5pt solid #000000" fo:border-right="none" fo:border-top="0.5pt solid #000000" fo:border-bottom="0.5pt solid #000000"/>
    </style:style>
    <style:style style:name="Tableau1.E1" style:family="table-cell">
      <style:table-cell-properties fo:padding="0.097cm" fo:border="0.5pt solid #000000"/>
    </style:style>
    <style:style style:name="Tableau1.2" style:family="table-row">
      <style:table-row-properties style:min-row-height="6.745cm"/>
    </style:style>
    <style:style style:name="Tableau1.A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line-height="100%" fo:orphans="0" fo:widows="0"/>
    </style:style>
    <style:style style:name="P3" style:family="paragraph" style:parent-style-name="Standard">
      <style:paragraph-properties fo:line-height="100%" fo:orphans="0" fo:widows="0"/>
      <style:text-properties officeooo:paragraph-rsid="00341539"/>
    </style:style>
    <style:style style:name="P4" style:family="paragraph" style:parent-style-name="Standard">
      <style:paragraph-properties fo:line-height="100%" fo:orphans="0" fo:widows="0"/>
      <style:text-properties officeooo:paragraph-rsid="002fca0e"/>
    </style:style>
    <style:style style:name="P5" style:family="paragraph" style:parent-style-name="Standard">
      <style:paragraph-properties fo:line-height="100%" fo:orphans="0" fo:widows="0"/>
      <style:text-properties officeooo:paragraph-rsid="00316519"/>
    </style:style>
    <style:style style:name="P6" style:family="paragraph" style:parent-style-name="Standard">
      <style:paragraph-properties fo:line-height="100%" fo:orphans="0" fo:widows="0"/>
      <style:text-properties officeooo:paragraph-rsid="001817a5"/>
    </style:style>
    <style:style style:name="P7" style:family="paragraph" style:parent-style-name="Standard">
      <style:paragraph-properties fo:line-height="100%" fo:orphans="0" fo:widows="0"/>
      <style:text-properties officeooo:paragraph-rsid="002a5eee"/>
    </style:style>
    <style:style style:name="P8" style:family="paragraph" style:parent-style-name="Standard">
      <style:paragraph-properties fo:line-height="100%" fo:orphans="0" fo:widows="0"/>
      <style:text-properties officeooo:paragraph-rsid="002c2522"/>
    </style:style>
    <style:style style:name="P9" style:family="paragraph" style:parent-style-name="Standard">
      <style:paragraph-properties fo:line-height="100%" fo:orphans="0" fo:widows="0"/>
      <style:text-properties officeooo:paragraph-rsid="0043eba5"/>
    </style:style>
    <style:style style:name="P10" style:family="paragraph" style:parent-style-name="Standard">
      <style:paragraph-properties fo:margin-top="0.353cm" fo:margin-bottom="0cm" style:contextual-spacing="false" fo:line-height="100%"/>
    </style:style>
    <style:style style:name="P11" style:family="paragraph" style:parent-style-name="Standard">
      <style:text-properties style:font-name="Montserrat1" style:font-name-asian="Montserrat2" style:font-name-complex="Montserrat2"/>
    </style:style>
    <style:style style:name="P12" style:family="paragraph" style:parent-style-name="Standard">
      <style:paragraph-properties fo:line-height="100%" fo:text-align="center" style:justify-single-word="false" fo:orphans="0" fo:widows="0"/>
      <style:text-properties style:font-name="Montserrat1" style:font-name-asian="Montserrat2" style:font-name-complex="Montserrat2"/>
    </style:style>
    <style:style style:name="P13" style:family="paragraph" style:parent-style-name="Standard">
      <style:text-properties style:font-name="Montserrat1" fo:font-size="12pt" fo:font-weight="bold" style:font-name-asian="Montserrat2" style:font-size-asian="12pt" style:font-weight-asian="bold" style:font-name-complex="Montserrat2" style:font-size-complex="12pt"/>
    </style:style>
    <style:style style:name="P14" style:family="paragraph" style:parent-style-name="Standard">
      <style:paragraph-properties fo:line-height="100%" fo:orphans="0" fo:widows="0"/>
      <style:text-properties style:font-name="Montserrat1" fo:font-size="12pt" fo:font-weight="bold" style:font-name-asian="Montserrat2" style:font-size-asian="12pt" style:font-weight-asian="bold" style:font-name-complex="Montserrat2" style:font-size-complex="12pt"/>
    </style:style>
    <style:style style:name="P15" style:family="paragraph" style:parent-style-name="Standard">
      <style:text-properties style:font-name="Montserrat1" fo:font-size="12pt" style:font-name-asian="Montserrat2" style:font-size-asian="12pt" style:font-name-complex="Montserrat2" style:font-size-complex="12pt"/>
    </style:style>
    <style:style style:name="P16" style:family="paragraph" style:parent-style-name="Standard">
      <style:paragraph-properties fo:line-height="100%" fo:orphans="0" fo:widows="0"/>
      <style:text-properties style:font-name="Montserrat1" fo:font-size="12pt" style:font-name-asian="Montserrat2" style:font-size-asian="12pt" style:font-name-complex="Montserrat2" style:font-size-complex="12pt"/>
    </style:style>
    <style:style style:name="P17" style:family="paragraph" style:parent-style-name="Standard">
      <style:paragraph-properties fo:margin-left="0cm" fo:margin-right="0cm" fo:line-height="100%" fo:orphans="0" fo:widows="0" fo:text-indent="0cm" style:auto-text-indent="false"/>
      <style:text-properties style:font-name="Montserrat1" fo:font-size="12pt" style:font-name-asian="Montserrat2" style:font-size-asian="12pt" style:font-name-complex="Montserrat2" style:font-size-complex="12pt"/>
    </style:style>
    <style:style style:name="P18" style:family="paragraph" style:parent-style-name="Standard">
      <style:paragraph-properties fo:line-height="100%" fo:orphans="0" fo:widows="0"/>
      <style:text-properties style:font-name="Montserrat1" fo:font-size="12pt" officeooo:rsid="00167a70" officeooo:paragraph-rsid="00167a70" style:font-name-asian="Montserrat2" style:font-size-asian="12pt" style:font-name-complex="Montserrat2" style:font-size-complex="12pt"/>
    </style:style>
    <style:style style:name="P19" style:family="paragraph" style:parent-style-name="Standard">
      <style:paragraph-properties fo:line-height="100%" fo:orphans="0" fo:widows="0"/>
      <style:text-properties style:font-name="Montserrat1" fo:font-size="12pt" fo:font-style="italic" officeooo:paragraph-rsid="00341539" style:font-name-asian="Montserrat2" style:font-size-asian="12pt" style:font-style-asian="italic" style:font-name-complex="Montserrat2" style:font-size-complex="12pt"/>
    </style:style>
    <style:style style:name="P20" style:family="paragraph" style:parent-style-name="Standard">
      <style:paragraph-properties fo:line-height="100%" fo:orphans="0" fo:widows="0"/>
      <style:text-properties style:font-name="Montserrat1" fo:font-size="12pt" fo:font-style="italic" officeooo:paragraph-rsid="002ce688" style:font-name-asian="Montserrat2" style:font-size-asian="12pt" style:font-style-asian="italic" style:font-name-complex="Montserrat2" style:font-size-complex="12pt"/>
    </style:style>
    <style:style style:name="P21" style:family="paragraph" style:parent-style-name="Standard">
      <style:text-properties style:font-name="Montserrat1" fo:font-size="14pt" fo:font-weight="bold" style:font-name-asian="Montserrat2" style:font-size-asian="14pt" style:font-weight-asian="bold" style:font-name-complex="Montserrat2" style:font-size-complex="14pt"/>
    </style:style>
    <style:style style:name="P22" style:family="paragraph" style:parent-style-name="Standard">
      <style:paragraph-properties fo:margin-left="0cm" fo:margin-right="0cm" fo:line-height="100%" fo:orphans="0" fo:widows="0" fo:text-indent="0cm" style:auto-text-indent="false"/>
      <style:text-properties style:font-name="Montserrat1" fo:font-size="14pt" fo:font-weight="bold" style:font-name-asian="Montserrat2" style:font-size-asian="14pt" style:font-weight-asian="bold" style:font-name-complex="Montserrat2" style:font-size-complex="14pt"/>
    </style:style>
    <style:style style:name="P23" style:family="paragraph" style:parent-style-name="Standard">
      <style:paragraph-properties fo:margin-left="1.27cm" fo:margin-right="0cm" fo:text-indent="0cm" style:auto-text-indent="false"/>
      <style:text-properties style:font-name="Montserrat1" fo:font-size="14pt" fo:font-weight="bold" officeooo:paragraph-rsid="0017db24" style:font-name-asian="Montserrat2" style:font-size-asian="14pt" style:font-weight-asian="bold" style:font-name-complex="Montserrat2" style:font-size-complex="14pt"/>
    </style:style>
    <style:style style:name="P24" style:family="paragraph" style:parent-style-name="Standard">
      <style:paragraph-properties fo:line-height="100%" fo:text-align="center" style:justify-single-word="false" fo:orphans="0" fo:widows="0"/>
      <style:text-properties style:font-name="Montserrat1" fo:font-size="14pt" officeooo:rsid="00167a70" officeooo:paragraph-rsid="00167a70" style:font-name-asian="Montserrat2" style:font-size-asian="14pt" style:font-name-complex="Montserrat2" style:font-size-complex="14pt"/>
    </style:style>
    <style:style style:name="P25" style:family="paragraph" style:parent-style-name="Title">
      <style:paragraph-properties fo:margin-top="0cm" fo:margin-bottom="0.423cm" style:contextual-spacing="false" fo:line-height="100%" fo:text-align="center" style:justify-single-word="false" fo:orphans="0" fo:widows="0"/>
      <style:text-properties style:font-name="Montserrat1" fo:font-weight="bold" style:font-name-asian="Montserrat2" style:font-weight-asian="bold" style:font-name-complex="Montserrat2"/>
    </style:style>
    <style:style style:name="P26" style:family="paragraph" style:parent-style-name="Standard">
      <style:paragraph-properties fo:line-height="100%" fo:orphans="0" fo:widows="0"/>
      <style:text-properties style:font-name="Montserrat1" fo:font-weight="bold" style:font-name-asian="Montserrat2" style:font-weight-asian="bold" style:font-name-complex="Montserrat2"/>
    </style:style>
    <style:style style:name="P27" style:family="paragraph" style:parent-style-name="Standard">
      <style:text-properties fo:color="#666666" loext:opacity="100%" style:font-name="Montserrat1" fo:font-size="12pt" style:font-name-asian="Montserrat2" style:font-size-asian="12pt" style:font-name-complex="Montserrat2" style:font-size-complex="12pt"/>
    </style:style>
    <style:style style:name="P28" style:family="paragraph" style:parent-style-name="Standard">
      <style:paragraph-properties fo:margin-top="0.353cm" fo:margin-bottom="0cm" style:contextual-spacing="false" fo:line-height="100%"/>
      <style:text-properties fo:color="#666666" loext:opacity="100%" style:font-name="Montserrat1" fo:font-size="12pt" style:font-name-asian="Montserrat2" style:font-size-asian="12pt" style:font-name-complex="Montserrat2" style:font-size-complex="12pt"/>
    </style:style>
    <style:style style:name="P29" style:family="paragraph" style:parent-style-name="Contents_20_2">
      <style:paragraph-properties>
        <style:tab-stops>
          <style:tab-stop style:position="24.62cm" style:type="right" style:leader-style="dotted" style:leader-text="."/>
        </style:tab-stops>
      </style:paragraph-properties>
    </style:style>
    <style:style style:name="P30" style:family="paragraph" style:parent-style-name="Standard">
      <style:paragraph-properties fo:line-height="100%" fo:orphans="0" fo:widows="0"/>
      <style:text-properties style:font-name="Montserrat" fo:font-size="12pt" fo:font-style="italic" style:font-name-asian="Montserrat2" style:font-size-asian="12pt" style:font-style-asian="italic" style:font-name-complex="Montserrat2" style:font-size-complex="12pt"/>
    </style:style>
    <style:style style:name="P31" style:family="paragraph" style:parent-style-name="Standard">
      <style:paragraph-properties fo:line-height="100%" fo:orphans="0" fo:widows="0"/>
      <style:text-properties style:font-name="Montserrat" fo:font-size="12pt" fo:font-style="italic" officeooo:paragraph-rsid="00341539" style:font-name-asian="Montserrat2" style:font-size-asian="12pt" style:font-style-asian="italic" style:font-name-complex="Montserrat2" style:font-size-complex="12pt"/>
    </style:style>
    <style:style style:name="P32" style:family="paragraph" style:parent-style-name="Standard">
      <style:paragraph-properties fo:line-height="100%" fo:orphans="0" fo:widows="0"/>
      <style:text-properties style:font-name="Montserrat" fo:font-size="12pt" fo:font-style="italic" officeooo:rsid="003488b8" style:font-name-asian="Montserrat2" style:font-size-asian="12pt" style:font-style-asian="italic" style:font-name-complex="Montserrat2" style:font-size-complex="12pt"/>
    </style:style>
    <style:style style:name="P33" style:family="paragraph" style:parent-style-name="Standard">
      <style:paragraph-properties fo:line-height="100%" fo:orphans="0" fo:widows="0"/>
      <style:text-properties style:font-name="Montserrat" fo:font-size="12pt" fo:font-style="italic" officeooo:rsid="001817a5" officeooo:paragraph-rsid="001817a5" style:font-size-asian="12pt" style:font-style-asian="italic" style:font-size-complex="12pt" style:font-style-complex="italic"/>
    </style:style>
    <style:style style:name="P34" style:family="paragraph" style:parent-style-name="Standard">
      <style:paragraph-properties fo:line-height="100%" fo:orphans="0" fo:widows="0"/>
      <style:text-properties style:font-name="Montserrat" fo:font-size="12pt" fo:font-style="italic" officeooo:rsid="001817a5" officeooo:paragraph-rsid="00316519" style:font-size-asian="12pt" style:font-style-asian="italic" style:font-size-complex="12pt" style:font-style-complex="italic"/>
    </style:style>
    <style:style style:name="P35" style:family="paragraph" style:parent-style-name="Standard">
      <style:paragraph-properties fo:line-height="100%" fo:orphans="0" fo:widows="0"/>
      <style:text-properties style:font-name="Montserrat" fo:font-size="12pt" fo:font-style="italic" officeooo:paragraph-rsid="00341539" style:font-size-asian="12pt" style:font-style-asian="italic" style:font-size-complex="12pt" style:font-style-complex="italic"/>
    </style:style>
    <style:style style:name="P36" style:family="paragraph" style:parent-style-name="Standard">
      <style:paragraph-properties fo:line-height="100%" fo:orphans="0" fo:widows="0"/>
      <style:text-properties style:font-name="Montserrat" fo:font-size="12pt" fo:font-style="italic" officeooo:paragraph-rsid="002fca0e" style:font-size-asian="12pt" style:font-style-asian="italic" style:font-size-complex="12pt" style:font-style-complex="italic"/>
    </style:style>
    <style:style style:name="P37" style:family="paragraph" style:parent-style-name="Standard">
      <style:paragraph-properties fo:line-height="100%" fo:orphans="0" fo:widows="0"/>
      <style:text-properties style:font-name="Montserrat" fo:font-size="12pt" fo:font-style="italic" officeooo:paragraph-rsid="00316519" style:font-size-asian="12pt" style:font-style-asian="italic" style:font-size-complex="12pt" style:font-style-complex="italic"/>
    </style:style>
    <style:style style:name="P38" style:family="paragraph" style:parent-style-name="Standard">
      <style:paragraph-properties fo:line-height="100%" fo:orphans="0" fo:widows="0"/>
      <style:text-properties style:font-name="Montserrat" fo:font-size="12pt" fo:font-style="italic" style:font-size-asian="12pt" style:font-style-asian="italic" style:font-size-complex="12pt" style:font-style-complex="italic"/>
    </style:style>
    <style:style style:name="P39" style:family="paragraph" style:parent-style-name="Standard">
      <style:paragraph-properties fo:line-height="100%" fo:orphans="0" fo:widows="0"/>
      <style:text-properties style:font-name="Montserrat" fo:font-size="12pt" fo:font-style="italic" officeooo:paragraph-rsid="002c2522" style:font-size-asian="12pt" style:font-style-asian="italic" style:font-size-complex="12pt" style:font-style-complex="italic"/>
    </style:style>
    <style:style style:name="P40" style:family="paragraph" style:parent-style-name="Standard">
      <style:paragraph-properties fo:line-height="100%" fo:orphans="0" fo:widows="0"/>
      <style:text-properties style:font-name="Montserrat" fo:font-size="12pt" fo:font-style="italic" officeooo:rsid="002434e0" officeooo:paragraph-rsid="002434e0" style:font-size-asian="12pt" style:font-style-asian="italic" style:font-size-complex="12pt" style:font-style-complex="italic"/>
    </style:style>
    <style:style style:name="P41" style:family="paragraph" style:parent-style-name="Standard">
      <style:paragraph-properties fo:line-height="100%" fo:orphans="0" fo:widows="0"/>
      <style:text-properties officeooo:rsid="001f70dc" officeooo:paragraph-rsid="00341539"/>
    </style:style>
    <style:style style:name="P42" style:family="paragraph" style:parent-style-name="Standard">
      <style:paragraph-properties fo:line-height="100%" fo:orphans="0" fo:widows="0"/>
      <style:text-properties officeooo:rsid="001f70dc" officeooo:paragraph-rsid="003dfea4"/>
    </style:style>
    <style:style style:name="P43" style:family="paragraph" style:parent-style-name="Title" style:master-page-name="Standard">
      <style:paragraph-properties fo:margin-top="0cm" fo:margin-bottom="0.423cm" style:contextual-spacing="false" fo:line-height="100%" fo:text-align="start" style:justify-single-word="false" fo:orphans="0" fo:widows="0" style:page-number="1"/>
      <style:text-properties style:font-name="Montserrat1" fo:font-size="14pt" style:font-name-asian="Montserrat2" style:font-size-asian="14pt" style:font-name-complex="Montserrat2" style:font-size-complex="14pt"/>
    </style:style>
    <style:style style:name="P44" style:family="paragraph" style:parent-style-name="Heading_20_2" style:list-style-name="WWNum3"/>
    <style:style style:name="P45" style:family="paragraph" style:parent-style-name="Heading_20_2" style:list-style-name="WWNum3">
      <style:paragraph-properties fo:margin-left="1.27cm" fo:margin-right="0cm" fo:text-indent="-0.635cm" style:auto-text-indent="false"/>
    </style:style>
    <style:style style:name="P46" style:family="paragraph" style:parent-style-name="Heading_20_2" style:list-style-name="WWNum3">
      <style:paragraph-properties fo:margin-left="1.27cm" fo:margin-right="0cm" fo:line-height="100%" fo:orphans="0" fo:widows="0" fo:text-indent="-0.635cm" style:auto-text-indent="false"/>
      <style:text-properties officeooo:paragraph-rsid="001df23f"/>
    </style:style>
    <style:style style:name="P47" style:family="paragraph" style:parent-style-name="Heading_20_2" style:list-style-name="WWNum3">
      <style:paragraph-properties fo:margin-left="1.27cm" fo:margin-right="0cm" fo:line-height="100%" fo:orphans="0" fo:widows="0" fo:text-indent="-0.635cm" style:auto-text-indent="false"/>
    </style:style>
    <style:style style:name="P48" style:family="paragraph" style:parent-style-name="Standard" style:list-style-name="WWNum4">
      <style:paragraph-properties fo:margin-left="1.27cm" fo:margin-right="0cm" fo:line-height="100%" fo:orphans="0" fo:widows="0" fo:text-indent="-0.635cm" style:auto-text-indent="false"/>
      <style:text-properties style:font-name="Montserrat1" fo:font-size="12pt" style:font-name-asian="Montserrat2" style:font-size-asian="12pt" style:font-name-complex="Montserrat2" style:font-size-complex="12pt"/>
    </style:style>
    <style:style style:name="P49" style:family="paragraph" style:parent-style-name="Standard" style:list-style-name="WWNum5">
      <style:paragraph-properties fo:margin-left="1.27cm" fo:margin-right="0cm" fo:line-height="100%" fo:orphans="0" fo:widows="0" fo:text-indent="0cm" style:auto-text-indent="false"/>
      <style:text-properties style:font-name="Montserrat1" fo:font-size="12pt" officeooo:paragraph-rsid="001df23f" style:font-name-asian="Montserrat2" style:font-size-asian="12pt" style:font-name-complex="Montserrat2" style:font-size-complex="12pt"/>
    </style:style>
    <style:style style:name="P50" style:family="paragraph" style:parent-style-name="Standard" style:list-style-name="WWNum5">
      <style:paragraph-properties fo:margin-left="1.27cm" fo:margin-right="0cm" fo:line-height="100%" fo:orphans="0" fo:widows="0" fo:text-indent="-0.635cm" style:auto-text-indent="false"/>
      <style:text-properties style:font-name="Montserrat1" fo:font-size="12pt" officeooo:paragraph-rsid="001df23f" style:font-name-asian="Montserrat2" style:font-size-asian="12pt" style:font-name-complex="Montserrat2" style:font-size-complex="12pt"/>
    </style:style>
    <style:style style:name="P51" style:family="paragraph" style:parent-style-name="Standard" style:list-style-name="WWNum2">
      <style:paragraph-properties fo:margin-left="1.27cm" fo:margin-right="0cm" fo:line-height="100%" fo:orphans="0" fo:widows="0" fo:text-indent="-0.635cm" style:auto-text-indent="false"/>
      <style:text-properties style:font-name="Montserrat1" fo:font-size="12pt" officeooo:paragraph-rsid="001df23f" style:font-name-asian="Montserrat2" style:font-size-asian="12pt" style:font-name-complex="Montserrat2" style:font-size-complex="12pt"/>
    </style:style>
    <style:style style:name="P52" style:family="paragraph" style:parent-style-name="Standard" style:list-style-name="WWNum7">
      <style:paragraph-properties fo:margin-left="1.27cm" fo:margin-right="0cm" fo:line-height="115%" fo:orphans="0" fo:widows="0" fo:text-indent="-0.635cm" style:auto-text-indent="false"/>
      <style:text-properties style:font-name="Montserrat1" fo:font-size="12pt" officeooo:paragraph-rsid="001df23f" style:font-name-asian="Montserrat2" style:font-size-asian="12pt" style:font-name-complex="Montserrat2" style:font-size-complex="12pt"/>
    </style:style>
    <style:style style:name="P53" style:family="paragraph" style:parent-style-name="Standard">
      <style:paragraph-properties fo:line-height="100%" fo:orphans="0" fo:widows="0"/>
      <style:text-properties style:font-name="Montserrat1" fo:font-size="12pt" fo:font-style="italic" officeooo:paragraph-rsid="00341539" style:font-name-asian="Montserrat2" style:font-size-asian="12pt" style:font-style-asian="italic" style:font-name-complex="Montserrat2" style:font-size-complex="12pt"/>
    </style:style>
    <style:style style:name="P54" style:family="paragraph" style:parent-style-name="Standard">
      <style:paragraph-properties fo:line-height="100%" fo:orphans="0" fo:widows="0"/>
      <style:text-properties style:font-name="Montserrat1" fo:font-size="12pt" fo:font-style="italic" officeooo:paragraph-rsid="002ce688" style:font-name-asian="Montserrat2" style:font-size-asian="12pt" style:font-style-asian="italic" style:font-name-complex="Montserrat2" style:font-size-complex="12pt"/>
    </style:style>
    <style:style style:name="P55" style:family="paragraph" style:parent-style-name="Standard" style:list-style-name="WWNum6">
      <style:paragraph-properties fo:margin-left="1.27cm" fo:margin-right="0cm" fo:text-indent="-0.635cm" style:auto-text-indent="false"/>
      <style:text-properties officeooo:rsid="002508a6" officeooo:paragraph-rsid="001df23f"/>
    </style:style>
    <style:style style:name="P56" style:family="paragraph" style:parent-style-name="Standard" style:list-style-name="WWNum5">
      <style:paragraph-properties fo:margin-left="1.27cm" fo:margin-right="0cm" fo:line-height="100%" fo:orphans="0" fo:widows="0" fo:text-indent="-0.635cm" style:auto-text-indent="false"/>
      <style:text-properties style:font-name="Arial1" fo:font-size="11pt" officeooo:rsid="00265be1" officeooo:paragraph-rsid="001df23f" style:font-name-asian="Montserrat2" style:font-size-asian="11pt" style:font-name-complex="Montserrat2" style:font-size-complex="11pt"/>
    </style:style>
    <style:style style:name="P57" style:family="paragraph" style:parent-style-name="Standard" style:list-style-name="WWNum5">
      <style:paragraph-properties fo:margin-left="1.27cm" fo:margin-right="0cm" fo:line-height="100%" fo:orphans="0" fo:widows="0" fo:text-indent="0cm" style:auto-text-indent="false"/>
      <style:text-properties officeooo:paragraph-rsid="001df23f"/>
    </style:style>
    <style:style style:name="P58" style:family="paragraph" style:parent-style-name="Standard" style:list-style-name="WWNum5">
      <style:paragraph-properties fo:margin-left="1.27cm" fo:margin-right="0cm" fo:line-height="100%" fo:orphans="0" fo:widows="0" fo:text-indent="-0.635cm" style:auto-text-indent="false"/>
      <style:text-properties officeooo:paragraph-rsid="001df23f"/>
    </style:style>
    <style:style style:name="P59" style:family="paragraph" style:parent-style-name="Standard">
      <style:paragraph-properties fo:line-height="100%" fo:orphans="0" fo:widows="0"/>
      <style:text-properties officeooo:paragraph-rsid="00235489"/>
    </style:style>
    <style:style style:name="P60" style:family="paragraph" style:parent-style-name="Standard">
      <style:paragraph-properties fo:line-height="100%" fo:orphans="0" fo:widows="0"/>
      <style:text-properties style:font-name="Montserrat" fo:font-size="12pt" fo:font-style="italic" officeooo:paragraph-rsid="0023a304" style:font-name-asian="Montserrat2" style:font-size-asian="12pt" style:font-style-asian="italic" style:font-name-complex="Montserrat2" style:font-size-complex="12pt"/>
    </style:style>
    <style:style style:name="P61" style:family="paragraph" style:parent-style-name="Standard">
      <style:paragraph-properties fo:line-height="100%" fo:orphans="0" fo:widows="0"/>
      <style:text-properties style:font-name="Montserrat" fo:font-size="12pt" fo:font-style="italic" officeooo:rsid="001817a5" officeooo:paragraph-rsid="00235489" style:font-size-asian="12pt" style:font-style-asian="italic" style:font-size-complex="12pt" style:font-style-complex="italic"/>
    </style:style>
    <style:style style:name="P62" style:family="paragraph" style:parent-style-name="Standard">
      <style:paragraph-properties fo:line-height="100%" fo:orphans="0" fo:widows="0"/>
      <style:text-properties officeooo:rsid="0023a304" officeooo:paragraph-rsid="0023a304"/>
    </style:style>
    <style:style style:name="P63" style:family="paragraph" style:parent-style-name="Text_20_body" style:list-style-name="WWNum6">
      <style:text-properties officeooo:paragraph-rsid="001df23f"/>
    </style:style>
    <style:style style:name="P64" style:family="paragraph" style:parent-style-name="Text_20_body" style:list-style-name="WWNum7">
      <style:paragraph-properties fo:margin-left="1.27cm" fo:margin-right="0cm" fo:line-height="115%" fo:orphans="0" fo:widows="0" fo:text-indent="-0.635cm" style:auto-text-indent="false"/>
      <style:text-properties style:font-name="Montserrat1" fo:font-size="12pt" officeooo:paragraph-rsid="001df23f" style:font-name-asian="Montserrat2" style:font-size-asian="12pt" style:font-name-complex="Montserrat2" style:font-size-complex="12pt"/>
    </style:style>
    <style:style style:name="P65" style:family="paragraph" style:parent-style-name="Text_20_body" style:list-style-name="WWNum3">
      <style:paragraph-properties fo:margin-left="1.27cm" fo:margin-right="0cm" fo:line-height="115%" fo:orphans="0" fo:widows="0" fo:text-indent="-0.635cm" style:auto-text-indent="false"/>
      <style:text-properties style:font-name="Montserrat1" fo:font-size="12pt" officeooo:paragraph-rsid="001df23f" style:font-name-asian="Montserrat2" style:font-size-asian="12pt" style:font-name-complex="Montserrat2" style:font-size-complex="12pt"/>
    </style:style>
    <style:style style:name="T1" style:family="text">
      <style:text-properties style:font-name="Montserrat1" fo:font-size="12pt" style:font-name-asian="Montserrat2" style:font-size-asian="12pt" style:font-name-complex="Montserrat2" style:font-size-complex="12pt"/>
    </style:style>
    <style:style style:name="T2" style:family="text">
      <style:text-properties style:font-name="Montserrat1" fo:font-size="12pt" fo:font-style="italic" style:font-name-asian="Montserrat2" style:font-size-asian="12pt" style:font-style-asian="italic" style:font-name-complex="Montserrat2" style:font-size-complex="12pt"/>
    </style:style>
    <style:style style:name="T3" style:family="text">
      <style:text-properties fo:font-size="14pt" fo:font-weight="bold" style:font-size-asian="14pt" style:font-weight-asian="bold" style:font-size-complex="14pt"/>
    </style:style>
    <style:style style:name="T4" style:family="text">
      <style:text-properties fo:font-size="12pt" style:font-size-asian="12pt" style:font-size-complex="12pt"/>
    </style:style>
    <style:style style:name="T5" style:family="text">
      <style:text-properties officeooo:rsid="00499378"/>
    </style:style>
    <style:style style:name="T6" style:family="text">
      <style:text-properties style:font-name="Montserrat"/>
    </style:style>
    <style:style style:name="T7" style:family="text">
      <style:text-properties style:font-name="Montserrat" style:font-style-complex="italic"/>
    </style:style>
    <style:style style:name="T8" style:family="text">
      <style:text-properties style:font-name="Montserrat" fo:font-size="12pt" fo:font-style="italic" style:font-name-asian="Montserrat2" style:font-size-asian="12pt" style:font-style-asian="italic" style:font-name-complex="Montserrat2" style:font-size-complex="12pt"/>
    </style:style>
    <style:style style:name="T9" style:family="text">
      <style:text-properties style:font-name="Montserrat" fo:font-size="12pt" fo:font-style="italic" style:font-size-asian="12pt" style:font-style-asian="italic" style:font-size-complex="12pt" style:font-style-complex="italic"/>
    </style:style>
    <style:style style:name="T10" style:family="text">
      <style:text-properties style:font-name="Montserrat" fo:font-size="12pt" fo:font-style="italic" officeooo:rsid="001817a5" style:font-size-asian="12pt" style:font-style-asian="italic" style:font-size-complex="12pt" style:font-style-complex="italic"/>
    </style:style>
    <style:style style:name="T11" style:family="text">
      <style:text-properties style:font-name="Montserrat" fo:font-size="12pt" fo:font-style="italic" officeooo:rsid="00235489" style:font-size-asian="12pt" style:font-style-asian="italic" style:font-size-complex="12pt" style:font-style-complex="italic"/>
    </style:style>
    <style:style style:name="T12" style:family="text">
      <style:text-properties officeooo:rsid="0043de28"/>
    </style:style>
    <style:style style:name="T13" style:family="text">
      <style:text-properties officeooo:rsid="0043eba5"/>
    </style:style>
    <style:style style:name="T14" style:family="text">
      <style:text-properties officeooo:rsid="00316519"/>
    </style:style>
    <style:style style:name="T15" style:family="text">
      <style:text-properties officeooo:rsid="0048a7cb"/>
    </style:style>
    <style:style style:name="T16" style:family="text">
      <style:text-properties fo:font-weight="bold" style:font-weight-asian="bold" style:font-weight-complex="bold"/>
    </style:style>
    <style:style style:name="T17" style:family="text">
      <style:text-properties officeooo:rsid="004857e8"/>
    </style:style>
    <style:style style:name="T18" style:family="text">
      <style:text-properties officeooo:rsid="002508a6"/>
    </style:style>
    <style:style style:name="T19" style:family="text">
      <style:text-properties style:font-name="Arial1" fo:font-size="11pt" style:font-size-asian="11pt" style:font-size-complex="11pt"/>
    </style:style>
    <style:style style:name="T20" style:family="text">
      <style:text-properties style:font-name="Arial1" fo:font-size="11pt" officeooo:rsid="0028bda3" style:font-size-asian="11pt" style:font-size-complex="11pt"/>
    </style:style>
    <style:style style:name="T21" style:family="text">
      <style:text-properties style:font-name="Arial1" fo:font-size="11pt" style:font-name-asian="Montserrat2" style:font-size-asian="11pt" style:font-name-complex="Montserrat2" style:font-size-complex="11pt"/>
    </style:style>
    <style:style style:name="T22" style:family="text">
      <style:text-properties fo:font-variant="normal" fo:text-transform="none" style:font-name="Arial1" fo:font-size="11pt" fo:font-style="normal" fo:font-weight="normal" officeooo:rsid="003d7b0d" style:font-name-asian="Montserrat2" style:font-size-asian="11pt" style:font-name-complex="Montserrat2" style:font-size-complex="11pt"/>
    </style:style>
    <style:style style:name="T23" style:family="text">
      <style:text-properties fo:font-variant="normal" fo:text-transform="none" style:font-name="Arial1" fo:font-size="11pt" fo:font-style="normal" fo:font-weight="normal" officeooo:rsid="003d7b0d" style:font-size-asian="11pt" style:font-size-complex="11pt"/>
    </style:style>
    <style:style style:name="T24" style:family="text">
      <style:text-properties fo:font-variant="normal" fo:text-transform="none" style:font-name="Arial1" fo:font-size="11pt" fo:font-style="normal" fo:font-weight="bold" officeooo:rsid="003d7b0d" style:font-name-asian="Montserrat2" style:font-size-asian="11pt" style:font-weight-asian="bold" style:font-name-complex="Montserrat2" style:font-size-complex="11pt" style:font-weight-complex="bold"/>
    </style:style>
    <style:style style:name="T25" style:family="text">
      <style:text-properties fo:font-variant="normal" fo:text-transform="none" fo:color="#000000" loext:opacity="100%" style:font-name="Arial1" fo:font-size="11pt" fo:letter-spacing="normal" fo:font-style="normal" fo:font-weight="normal" officeooo:rsid="003d7b0d" style:font-size-asian="11pt" style:font-size-complex="11pt"/>
    </style:style>
    <style:style style:name="T26" style:family="text">
      <style:text-properties fo:font-variant="normal" fo:text-transform="none" fo:color="#000000" loext:opacity="100%" style:font-name="Arial1" fo:font-size="11pt" fo:letter-spacing="normal" fo:font-style="normal" fo:font-weight="bold" officeooo:rsid="003d7b0d" style:font-size-asian="11pt" style:font-weight-asian="bold" style:font-size-complex="11pt" style:font-weight-complex="bold"/>
    </style:style>
    <style:style style:name="T27" style:family="text">
      <style:text-properties fo:font-variant="normal" fo:text-transform="none" fo:color="#000000" loext:opacity="100%" style:font-name="Arial1" fo:font-size="11pt" fo:font-style="normal" fo:font-weight="normal" officeooo:rsid="003d7b0d" style:font-size-asian="11pt" style:font-size-complex="11pt"/>
    </style:style>
    <style:style style:name="T28" style:family="text">
      <style:text-properties officeooo:rsid="001e9842"/>
    </style:style>
    <style:style style:name="T29" style:family="text">
      <style:text-properties officeooo:rsid="001fecf9"/>
    </style:style>
    <style:style style:name="T30" style:family="text">
      <style:text-properties officeooo:rsid="00235489"/>
    </style:style>
    <style:style style:name="T31" style:family="text">
      <style:text-properties officeooo:rsid="0023a304"/>
    </style:style>
    <style:style style:name="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bookmark text:name="_plk5899mvlqq"/></text:p>
      <text:p text:style-name="P25"><text:bookmark text:name="_1jgtpi0w9ri"/>Spécifications techniques</text:p>
      <text:p text:style-name="P24">Menu Marker by Qwenta</text:p>
      <text:p text:style-name="P12"/>
      <text:p text:style-name="P12"/>
      <text:p text:style-name="P1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Version</text:p>
          </table:table-cell>
          <table:table-cell table:style-name="Table1.A1" office:value-type="string">
            <text:p text:style-name="P14">Auteur</text:p>
          </table:table-cell>
          <table:table-cell table:style-name="Table1.A1" office:value-type="string">
            <text:p text:style-name="P14">Date</text:p>
          </table:table-cell>
          <table:table-cell table:style-name="Table1.A1" office:value-type="string">
            <text:p text:style-name="P14">Approbation </text:p>
          </table:table-cell>
        </table:table-row>
        <table:table-row table:style-name="Table1.1">
          <table:table-cell table:style-name="Table1.A2" office:value-type="string">
            <text:p text:style-name="P16">1.0</text:p>
          </table:table-cell>
          <table:table-cell table:style-name="Table1.B2" office:value-type="string">
            <text:p text:style-name="P18">David</text:p>
          </table:table-cell>
          <table:table-cell table:style-name="Table1.C2" office:value-type="string">
            <text:p text:style-name="P18">29/07/2027</text:p>
          </table:table-cell>
          <table:table-cell table:style-name="Table1.D2" office:value-type="string">
            <text:p text:style-name="P18">Soufiane</text:p>
          </table:table-cell>
        </table:table-row>
      </table:table>
      <text:p text:style-name="P13"/>
      <text:p text:style-name="P10"/>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9"><text:a xlink:type="simple" xlink:href="#__RefHeading___Toc1915_1811846622" text:style-name="Index_20_Link" text:visited-style-name="Index_20_Link">I. Choix technologiques<text:tab/>1</text:a></text:p>
          <text:p text:style-name="P29"><text:a xlink:type="simple" xlink:href="#__RefHeading___Toc1925_1811846622" text:style-name="Index_20_Link" text:visited-style-name="Index_20_Link">II. Liens avec le back-end<text:tab/>3</text:a></text:p>
          <text:p text:style-name="P29"><text:a xlink:type="simple" xlink:href="#__RefHeading___Toc1923_1811846622" text:style-name="Index_20_Link" text:visited-style-name="Index_20_Link">III. Préconisations concernant le domaine et l’hébergement<text:tab/>3</text:a></text:p>
          <text:p text:style-name="P29"><text:a xlink:type="simple" xlink:href="#__RefHeading___Toc1921_1811846622" text:style-name="Index_20_Link" text:visited-style-name="Index_20_Link">IV. Accessibilité<text:tab/>4</text:a></text:p>
          <text:p text:style-name="P29"><text:a xlink:type="simple" xlink:href="#__RefHeading___Toc1919_1811846622" text:style-name="Index_20_Link" text:visited-style-name="Index_20_Link">V. Recommandations en termes de sécurité<text:tab/>4</text:a></text:p>
          <text:p text:style-name="P29"><text:a xlink:type="simple" xlink:href="#__RefHeading___Toc1917_1811846622" text:style-name="Index_20_Link" text:visited-style-name="Index_20_Link">VI. Maintenance du site et futures mises à jour<text:tab/>4</text:a></text:p>
        </text:index-body>
      </text:table-of-content>
      <text:p text:style-name="P28"/>
      <text:p text:style-name="P28"/>
      <text:p text:style-name="P27"/>
      <text:p text:style-name="P27"/>
      <text:list xml:id="list2146171588" text:style-name="WWNum3">
        <text:list-item>
          <text:p text:style-name="P44"><text:bookmark text:name="_409jm82qlgst"/><text:bookmark-start text:name="__RefHeading___Toc1915_1811846622"/>Choix technologiques<text:bookmark-end text:name="__RefHeading___Toc1915_1811846622"/></text:p>
        </text:list-item>
      </text:list>
      <text:p text:style-name="P14"/>
      <text:list text:style-name="WWNum4">
        <text:list-item>
          <text:p text:style-name="P48">État des lieux des besoins fonctionnels et de leurs solutions techniques :</text:p>
        </text:list-item>
      </text:list>
      <text:p text:style-name="Standard"/>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office:value-type="string">
            <text:p text:style-name="P26">Besoin </text:p>
          </table:table-cell>
          <table:table-cell table:style-name="Table2.A1" office:value-type="string">
            <text:p text:style-name="P26">Contraintes</text:p>
          </table:table-cell>
          <table:table-cell table:style-name="Table2.A1" office:value-type="string">
            <text:p text:style-name="P26">Solution</text:p>
          </table:table-cell>
          <table:table-cell table:style-name="Table2.A1" office:value-type="string">
            <text:p text:style-name="P26">Description de la solution</text:p>
          </table:table-cell>
          <table:table-cell table:style-name="Table2.A1" office:value-type="string">
            <text:p text:style-name="P26">Justification (2 arguments)</text:p>
          </table:table-cell>
        </table:table-row>
        <table:table-row table:style-name="Table2.1">
          <table:table-cell table:style-name="Table2.A2" office:value-type="string">
            <text:p text:style-name="P30">Landing Page Non Connectée </text:p>
          </table:table-cell>
          <table:table-cell table:style-name="Table2.B2" office:value-type="string">
            <text:p text:style-name="P32">L’utilisateur non connecté doit avoir accès à la page d’accueil et comprendre l’utilité du site grâce au visuel.</text:p>
          </table:table-cell>
          <table:table-cell table:style-name="Table2.C2" office:value-type="string">
            <text:p text:style-name="P31"><text:span text:style-name="Strong_20_Emphasis">Frontend:</text:span> React, CSS pour animations</text:p>
            <text:p text:style-name="P31"><text:span text:style-name="Strong_20_Emphasis"/></text:p>
            <text:p text:style-name="P31"><text:span text:style-name="Strong_20_Emphasis">Backend:</text:span> Node.js, Express </text:p>
          </table:table-cell>
          <table:table-cell table:style-name="Table2.D2" office:value-type="string">
            <text:p text:style-name="P31"><text:span text:style-name="Strong_20_Emphasis">Frontend:</text:span> Utiliser React pour créer une landing page dynamique et interactive. Utiliser <text:span text:style-name="T5">les keyframes </text:span>CSS pour les animations sur les éléments de la page.</text:p>
            <text:p text:style-name="P31"/>
            <text:p text:style-name="P31"><text:span text:style-name="Strong_20_Emphasis">Backend:</text:span> Utiliser Node.js avec Express pour servir les fichiers statiques et gérer les requêtes HTTP. </text:p>
          </table:table-cell>
          <table:table-cell table:style-name="Table2.E2" office:value-type="string">
            <text:p text:style-name="P19"><text:span text:style-name="Strong_20_Emphasis"><text:span text:style-name="T6">Frontend: </text:span></text:span>1) React permet de construire des interfaces utilisateur réactives et dynamiques.</text:p>
            <text:p text:style-name="P19">2) <text:span text:style-name="T5">Les keyframes </text:span>CSS ajoutent des animations <text:span text:style-name="T12">qui accrochent</text:span> <text:span text:style-name="T12">et <text:s/></text:span>améliorent l'expérience utilisateur et <text:span text:style-name="T12">qui </text:span>attirent l'attention sur des éléments clés. <text:span text:style-name="Strong_20_Emphasis"><text:span text:style-name="T7">Backend:</text:span></text:span></text:p>
            <text:p text:style-name="P20">1) Node.js et Express fournissent un environnement performant pour servir les fichiers statiques.</text:p>
            <text:p text:style-name="P20">2) Express permet une <text:span text:style-name="T12">bonne </text:span>gestion des requêtes HTTP. </text:p>
          </table:table-cell>
        </table:table-row>
        <table:table-row table:style-name="Table2.3">
          <table:table-cell table:style-name="Table2.A3" office:value-type="string">
            <text:p text:style-name="P30">Page login </text:p>
          </table:table-cell>
          <table:table-cell table:style-name="Table2.B3" office:value-type="string">
            <text:p text:style-name="P30">Sécurité et accessibilité des données utilisateurs </text:p>
          </table:table-cell>
          <table:table-cell table:style-name="Table2.C3" office:value-type="string">
            <text:p text:style-name="P31"><text:span text:style-name="Strong_20_Emphasis">Frontend:</text:span> React, react-modal</text:p>
            <text:p text:style-name="P31"/>
            <text:p text:style-name="P31"><text:span text:style-name="Strong_20_Emphasis">Backend:</text:span> Node.js, Express, JWT, Nodemailer </text:p>
          </table:table-cell>
          <table:table-cell table:style-name="Table2.D3" office:value-type="string">
            <text:p text:style-name="P31"><text:span text:style-name="Strong_20_Emphasis">Frontend:</text:span> Utiliser React pour créer une interface utilisateur réactive et dynamique. Utiliser react-modal pour afficher la fenêtre de connexion sous forme de modale.</text:p>
            <text:p text:style-name="P31"/>
            <text:p text:style-name="P31"><text:soft-page-break/><text:span text:style-name="Strong_20_Emphasis">Backend:</text:span> Utiliser Node.js avec Express pour gérer les requêtes HTTP, JWT pour la gestion des sessions, et Nodemailer pour l'envoi d'e-mails d'authentification. </text:p>
          </table:table-cell>
          <table:table-cell table:style-name="Table2.E3" office:value-type="string">
            <text:p text:style-name="P19"><text:span text:style-name="Strong_20_Emphasis"><text:span text:style-name="T6">Frontend:</text:span></text:span> 1) React permet de créer des interfaces dynamiques et interactives. </text:p>
            <text:p text:style-name="P20">2) React-modal facilite la gestion des modales de connexion.</text:p>
            <text:p text:style-name="P20"/>
            <text:p text:style-name="P19"><text:span text:style-name="Strong_20_Emphasis"><text:span text:style-name="T7">Backend:</text:span></text:span> 1) Node.js et <text:soft-page-break/>Express <text:span text:style-name="T12">est</text:span> une plateforme robuste pour les opérations côté serveur. </text:p>
            <text:p text:style-name="P20">2) JWT <text:span text:style-name="T12">permet</text:span> une gestion sécurisée des sessions et Nodemailer permet l'envoi d'e-mails sécurisé<text:span text:style-name="T12">s</text:span>. </text:p>
          </table:table-cell>
        </table:table-row>
        <table:table-row table:style-name="Table2.4">
          <table:table-cell table:style-name="Table2.A4" office:value-type="string">
            <text:p text:style-name="P61"><text:s/><text:span text:style-name="T30">Création de plat</text:span></text:p>
          </table:table-cell>
          <table:table-cell table:style-name="Table2.B4" office:value-type="string">
            <text:p text:style-name="P61"><text:s/><text:span text:style-name="T30">Cr</text:span><text:span text:style-name="T31">éer des plat et les ajouter <text:s/>dans le menu </text:span></text:p>
          </table:table-cell>
          <table:table-cell table:style-name="Table2.C4" office:value-type="string">
            <text:p text:style-name="P60"><text:span text:style-name="Strong_20_Emphasis">Frontend:</text:span> <text:span text:style-name="T31">React, Node.js</text:span></text:p>
            <text:p text:style-name="P60"/>
            <text:p text:style-name="P60"><text:span text:style-name="Strong_20_Emphasis">Backend:</text:span> <text:span text:style-name="T31">React, Multer, Sharp</text:span></text:p>
          </table:table-cell>
          <table:table-cell table:style-name="Table2.D4" office:value-type="string">
            <text:p text:style-name="P59"><text:span text:style-name="T10"><text:s/></text:span><text:span text:style-name="T11">Création de plat </text:span></text:p>
            <text:p text:style-name="P62"><text:span text:style-name="T11">u</text:span><text:span text:style-name="T9">tiliser React avec une constante pour ajouter des plats, nom, prix , description, image (Sharp, Multer)</text:span></text:p>
          </table:table-cell>
          <table:table-cell table:style-name="Table2.E4" office:value-type="string">
            <text:p text:style-name="P19"><text:span text:style-name="Strong_20_Emphasis"><text:span text:style-name="T6">Frontend:</text:span></text:span> 1) React permet de créer des interfaces dynamiques et interactives. </text:p>
            <text:p text:style-name="P20">2) <text:span text:style-name="T31">utiliser une constante pour ajouter des données</text:span></text:p>
            <text:p text:style-name="P20"/>
            <text:p text:style-name="P19"><text:span text:style-name="Strong_20_Emphasis"><text:span text:style-name="T7">Backend:</text:span></text:span> 1) <text:span text:style-name="T31">Utiliser sharp pour les images et multer pour le stockage des données</text:span></text:p>
            <text:p text:style-name="P20">2) <text:span text:style-name="T31">Stockage de <text:s/>données en local</text:span></text:p>
          </table:table-cell>
        </table:table-row>
      </table:table>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33">Commander l’impression d’un menu </text:p>
          </table:table-cell>
          <table:table-cell table:style-name="Tableau1.A1" office:value-type="string">
            <text:p text:style-name="P33">Lien direct vers le back-office de Qwenta </text:p>
          </table:table-cell>
          <table:table-cell table:style-name="Tableau1.A1" office:value-type="string">
            <text:p text:style-name="P35"><text:span text:style-name="Strong_20_Emphasis">Frontend:</text:span> React</text:p>
            <text:p text:style-name="P35"/>
            <text:p text:style-name="P35"><text:span text:style-name="Strong_20_Emphasis">Backend:</text:span> Node.js, Express </text:p>
          </table:table-cell>
          <table:table-cell table:style-name="Tableau1.A1" office:value-type="string">
            <text:p text:style-name="P35"><text:span text:style-name="Strong_20_Emphasis">Frontend:</text:span> Fournir un lien clairement visible sur la page d'accueil qui ouvre le système de commande d'impression dans un nouvel onglet.</text:p>
            <text:p text:style-name="P35"><text:span text:style-name="Strong_20_Emphasis">Backend:</text:span> Utiliser Node.js avec Express pour gérer les requêtes et redirections vers le back-office de Qwenta. </text:p>
          </table:table-cell>
          <table:table-cell table:style-name="Tableau1.E1" office:value-type="string">
            <text:p text:style-name="P3"><text:span text:style-name="Strong_20_Emphasis"><text:span text:style-name="T8">Frontend:</text:span></text:span> 1) Permet une transition simple et directe vers les services d'impression.</text:p>
            <text:p text:style-name="P3">2) Facilité de commande pour les utilisateurs sans intégration complexe côté front-end. <text:span text:style-name="Strong_20_Emphasis"><text:span text:style-name="T9">Back-end : </text:span></text:span>1) Node.js et Express offrent une plateforme <text:span text:style-name="T13">éfficace</text:span> pour les opérations côté serveur.</text:p>
            <text:p text:style-name="P4"><text:soft-page-break/>2) Solution légère et rapide à implémenter. </text:p>
          </table:table-cell>
        </table:table-row>
        <table:table-row table:style-name="Tableau1.2">
          <table:table-cell table:style-name="Tableau1.A2" office:value-type="string">
            <text:p text:style-name="P33">Gestion des menus précédents </text:p>
          </table:table-cell>
          <table:table-cell table:style-name="Tableau1.A2" office:value-type="string">
            <text:p text:style-name="P33">Affichage efficace de multiples entrées, opérations CRUD sécurisées </text:p>
          </table:table-cell>
          <table:table-cell table:style-name="Tableau1.A2" office:value-type="string">
            <text:p text:style-name="P3"><text:span text:style-name="Strong_20_Emphasis"><text:span text:style-name="T8">Frontend:</text:span></text:span> React</text:p>
            <text:p text:style-name="P4"><text:span text:style-name="Strong_20_Emphasis"/></text:p>
            <text:p text:style-name="P3"><text:span text:style-name="Strong_20_Emphasis"><text:span text:style-name="T9">Backend:</text:span></text:span> Node.js, Express, MongoDB </text:p>
          </table:table-cell>
          <table:table-cell table:style-name="Tableau1.A2" office:value-type="string">
            <text:p text:style-name="P36"><text:span text:style-name="Strong_20_Emphasis">Frontend:</text:span> Utiliser React pour créer une interface utilisateur réactive permettant de visualiser, modifier et supprimer des menus. </text:p>
            <text:p text:style-name="P36"><text:span text:style-name="Strong_20_Emphasis">Backend:</text:span> Utiliser Node.js avec Express pour gérer les requêtes HTTP et MongoDB pour stocker les menus précédents. </text:p>
          </table:table-cell>
          <table:table-cell table:style-name="Tableau1.E2" office:value-type="string">
            <text:p text:style-name="P3"><text:span text:style-name="Strong_20_Emphasis"><text:span text:style-name="T8">Frontend:</text:span></text:span><text:span text:style-name="Strong_20_Emphasis"> </text:span><text:s/>1) React permet une interaction utilisateur fluide et dynamique. </text:p>
            <text:p text:style-name="P3">2) Facilite la gestion et la manipulation des menus. <text:span text:style-name="Strong_20_Emphasis"><text:span text:style-name="T9">Back-end : </text:span></text:span>1) Node.js et Express offrent une <text:span text:style-name="T13">bonne</text:span> plateforme <text:s/>pour les opérations CRUD.</text:p>
            <text:p text:style-name="P4">2) MongoDB permet une gestion flexible des données. </text:p>
          </table:table-cell>
        </table:table-row>
        <table:table-row>
          <table:table-cell table:style-name="Tableau1.A2" office:value-type="string">
            <text:p text:style-name="P33"><text:span text:style-name="T14">I</text:span>nformations légales </text:p>
          </table:table-cell>
          <table:table-cell table:style-name="Tableau1.A2" office:value-type="string">
            <text:p text:style-name="P33">Contenu statique accessible depuis toutes les pages </text:p>
          </table:table-cell>
          <table:table-cell table:style-name="Tableau1.A2" office:value-type="string">
            <text:p text:style-name="P3"><text:span text:style-name="Strong_20_Emphasis"><text:span text:style-name="T8">Frontend:</text:span></text:span> React, <text:span text:style-name="T15">React-modal</text:span></text:p>
            <text:p text:style-name="P5"><text:span text:style-name="Strong_20_Emphasis"/></text:p>
            <text:p text:style-name="P3"><text:span text:style-name="Strong_20_Emphasis"><text:span text:style-name="T9">Back-end : </text:span></text:span>Node.js, Express </text:p>
          </table:table-cell>
          <table:table-cell table:style-name="Tableau1.A2" office:value-type="string">
            <text:p text:style-name="P37"><text:span text:style-name="Strong_20_Emphasis">Frontend:</text:span> Utiliser une modale React pour afficher les mentions légales et l’information “Tous droits réservés” sur toutes les pages. </text:p>
            <text:p text:style-name="P37"><text:span text:style-name="Strong_20_Emphasis">Backend:</text:span> Utiliser Node.js avec Express pour gérer les requêtes liées aux informations légales. </text:p>
          </table:table-cell>
          <table:table-cell table:style-name="Tableau1.E2" office:value-type="string">
            <text:p text:style-name="P41"><text:span text:style-name="Strong_20_Emphasis"><text:span text:style-name="T8">Frontend:</text:span></text:span> 1) Une modale React permet d’accéder aux informations légales sans rechargement ou navigation supplémentaire. </text:p>
            <text:p text:style-name="P42">2) Facilite la mise à jour des informations légales.</text:p>
            <text:p text:style-name="P42"><text:s/><text:span text:style-name="Strong_20_Emphasis">Backend:</text:span> 1) Node.js et Express permettent une <text:span text:style-name="T13">bonne</text:span> gestion des requêtes. 2) Solution légère et rapide à implémenter. </text:p>
          </table:table-cell>
        </table:table-row>
        <table:table-row>
          <table:table-cell table:style-name="Tableau1.A2" office:value-type="string">
            <text:p text:style-name="P40">Tarifs</text:p>
          </table:table-cell>
          <table:table-cell table:style-name="Tableau1.A2" office:value-type="string">
            <text:p text:style-name="P33">Ajouter un onglet "Tarifs" qui redirige les utilisateurs vers une page externe contenant <text:soft-page-break/>les tarifs. </text:p>
          </table:table-cell>
          <table:table-cell table:style-name="Tableau1.A2" office:value-type="string">
            <text:p text:style-name="P34"><text:span text:style-name="Strong_20_Emphasis">Frontend:</text:span> React, Redirection URL </text:p>
            <text:p text:style-name="P34"><text:span text:style-name="Strong_20_Emphasis"/></text:p>
            <text:p text:style-name="P34"><text:span text:style-name="Strong_20_Emphasis">Backend:</text:span> <text:soft-page-break/>Node.js, Express </text:p>
          </table:table-cell>
          <table:table-cell table:style-name="Tableau1.A2" office:value-type="string">
            <text:p text:style-name="P37"><text:span text:style-name="Strong_20_Emphasis">Frontend:</text:span> Créer un lien "Tarifs" visible sur la page d'accueil ou dans le menu de navigation qui redirige vers <text:soft-page-break/>l'URL fournie par Qwenta pour les tarifs. Le lien doit ouvrir un nouvel onglet.</text:p>
            <text:p text:style-name="P37"><text:span text:style-name="Strong_20_Emphasis">Backend:</text:span> Utiliser Node.js avec Express pour gérer les redirections. </text:p>
          </table:table-cell>
          <table:table-cell table:style-name="Tableau1.E2" office:value-type="string">
            <text:p text:style-name="P3"><text:span text:style-name="Strong_20_Emphasis"><text:span text:style-name="T8">Frontend:</text:span></text:span> 1) React permet de gérer facilement les redirections et les liens dynamiques. </text:p>
            <text:p text:style-name="P5"><text:soft-page-break/>2) Fournir un accès facile et direct aux informations tarifaires améliore l’expérience utilisateur.</text:p>
            <text:p text:style-name="P3"><text:span text:style-name="Strong_20_Emphasis"><text:span text:style-name="T9">Back-end :</text:span></text:span> 1) Node.js et Express permettent une <text:span text:style-name="T13">bonne</text:span> gestion des redirections. </text:p>
            <text:p text:style-name="P5">2) Solution légère et rapide à implémenter. </text:p>
          </table:table-cell>
        </table:table-row>
        <table:table-row>
          <table:table-cell table:style-name="Tableau1.A2" office:value-type="string">
            <text:p text:style-name="P33">Exportation Deliveroo </text:p>
          </table:table-cell>
          <table:table-cell table:style-name="Tableau1.A2" office:value-type="string">
            <text:p text:style-name="P6">Interaction avec une API externe </text:p>
          </table:table-cell>
          <table:table-cell table:style-name="Tableau1.A2" office:value-type="string">
            <text:p text:style-name="P3"><text:span text:style-name="Strong_20_Emphasis"><text:span text:style-name="T8">Frontend: </text:span></text:span>React,</text:p>
            <text:p text:style-name="P3"/>
            <text:p text:style-name="P3"><text:span text:style-name="Strong_20_Emphasis"><text:span text:style-name="T9">Back-end :</text:span></text:span><text:span text:style-name="T16"> </text:span>Node.js, Express </text:p>
          </table:table-cell>
          <table:table-cell table:style-name="Tableau1.A2" office:value-type="string">
            <text:p text:style-name="P38"><text:span text:style-name="Strong_20_Emphasis">Front-end :</text:span> Utilisation de React pour l'interface utilisateur permettant de déclencher l'exportation <text:span text:style-name="Strong_20_Emphasis">Back-end :</text:span> Intégration avec l'API Deliveroo pour envoyer les données du menu. Redirection de l'utilisateur vers l'application Deliveroo pour finaliser l'opération. </text:p>
          </table:table-cell>
          <table:table-cell table:style-name="Tableau1.E2" office:value-type="string">
            <text:p text:style-name="P7">1) Utiliser l'API Deliveroo permet une intégration fluide et directe.</text:p>
            <text:p text:style-name="P7">2) La redirection garantit que l'utilisateur peut immédiatement vérifier et modifier le menu directement dans Deliveroo. </text:p>
          </table:table-cell>
        </table:table-row>
        <table:table-row>
          <table:table-cell table:style-name="Tableau1.A2" office:value-type="string">
            <text:p text:style-name="P33">Partage sur Instagram </text:p>
          </table:table-cell>
          <table:table-cell table:style-name="Tableau1.A2" office:value-type="string">
            <text:p text:style-name="P6">Connexion avec API Instagram, traitement d'image </text:p>
          </table:table-cell>
          <table:table-cell table:style-name="Tableau1.A2" office:value-type="string">
            <text:p text:style-name="P3"><text:span text:style-name="Strong_20_Emphasis"><text:span text:style-name="T8">Frontend:</text:span></text:span> React, <text:span text:style-name="Strong_20_Emphasis"><text:span text:style-name="T9">Back-end : </text:span></text:span>Node.js, Express, Sharp, Cloudinary </text:p>
          </table:table-cell>
          <table:table-cell table:style-name="Tableau1.A2" office:value-type="string">
            <text:p text:style-name="P38"><text:span text:style-name="Strong_20_Emphasis">Front-end :</text:span> Utilisation de React pour l'interface utilisateur permettant de déclencher le partage. <text:span text:style-name="Strong_20_Emphasis">Back-end :</text:span> Utilisation de Sharp pour traiter les images en format carré, et Cloudinary pour le stockage et la gestion des images. Intégration avec l'API Instagram pour faciliter le partage. </text:p>
          </table:table-cell>
          <table:table-cell table:style-name="Tableau1.E2" office:value-type="string">
            <text:p text:style-name="P7">1) Sharp permet <text:span text:style-name="T17">de </text:span>manipu<text:span text:style-name="T17">ler</text:span> des images côté serveur. Cloudinary offre une gestion simplifiée des ressources média. </text:p>
            <text:p text:style-name="P7">2) L'API Instagram <text:span text:style-name="T17">permet</text:span> le partage direct sur les réseaux sociaux.</text:p>
          </table:table-cell>
        </table:table-row>
        <text:soft-page-break/>
        <table:table-row>
          <table:table-cell table:style-name="Tableau1.A2" office:value-type="string">
            <text:p text:style-name="P33">Déconnexion </text:p>
          </table:table-cell>
          <table:table-cell table:style-name="Tableau1.A2" office:value-type="string">
            <text:p text:style-name="P6">Accessibilité sur toutes les pages connectées </text:p>
          </table:table-cell>
          <table:table-cell table:style-name="Tableau1.A2" office:value-type="string">
            <text:p text:style-name="P3"><text:span text:style-name="Strong_20_Emphasis"><text:span text:style-name="T8">Frontend: </text:span></text:span>React</text:p>
            <text:p text:style-name="P5"/>
            <text:p text:style-name="P3"><text:span text:style-name="Strong_20_Emphasis"><text:span text:style-name="T9">Back-end :</text:span></text:span> Node.js, JWT </text:p>
          </table:table-cell>
          <table:table-cell table:style-name="Tableau1.A2" office:value-type="string">
            <text:p text:style-name="P37"><text:span text:style-name="Strong_20_Emphasis">Frontend:</text:span> Implémenter un bouton de déconnexion qui, lorsqu'activé, efface le JWT (JSON Web Token) côté client et met à jour l’état de l’application pour refléter le statut non connecté de l’utilisateur. </text:p>
            <text:p text:style-name="P37"><text:span text:style-name="Strong_20_Emphasis">Backend:</text:span> Utiliser Node.js avec JWT pour la gestion des sessions utilisateurs. </text:p>
          </table:table-cell>
          <table:table-cell table:style-name="Tableau1.E2" office:value-type="string">
            <text:p text:style-name="P3"><text:span text:style-name="Strong_20_Emphasis"><text:span text:style-name="T8">Frontend: </text:span></text:span>1) React permet une gestion d'état réactive, facilitant la mise à jour instantanée de l'interface utilisateur lors de la déconnexion.</text:p>
            <text:p text:style-name="P5">2) Solution légère et rapide à implémenter.</text:p>
            <text:p text:style-name="P3"><text:span text:style-name="Strong_20_Emphasis"><text:span text:style-name="T9">Back-end :</text:span></text:span> 1) Utiliser JWT pour la gestion de session sécurise les sessions utilisateurs. </text:p>
            <text:p text:style-name="P5">2) Node.js offre une plateforme robuste pour les opérations côté serveur. </text:p>
          </table:table-cell>
        </table:table-row>
        <table:table-row>
          <table:table-cell table:style-name="Tableau1.A2" office:value-type="string">
            <text:p text:style-name="P33">Modification des infos utilisateur </text:p>
          </table:table-cell>
          <table:table-cell table:style-name="Tableau1.A2" office:value-type="string">
            <text:p text:style-name="P6">Sécurité des données, gestion des identifiants multiples </text:p>
          </table:table-cell>
          <table:table-cell table:style-name="Tableau1.A2" office:value-type="string">
            <text:p text:style-name="P3"><text:span text:style-name="Strong_20_Emphasis"><text:span text:style-name="T8">Frontend:</text:span></text:span> React</text:p>
            <text:p text:style-name="P3"/>
            <text:p text:style-name="P3"><text:span text:style-name="Strong_20_Emphasis"><text:span text:style-name="T9">Back-end :</text:span></text:span> Node.js, Express, MongoDB </text:p>
          </table:table-cell>
          <table:table-cell table:style-name="Tableau1.A2" office:value-type="string">
            <text:p text:style-name="P3"><text:span text:style-name="Strong_20_Emphasis"><text:span text:style-name="T8">Frontend:</text:span></text:span> Utiliser React pour permettre la modification des informations utilisateur. <text:span text:style-name="Strong_20_Emphasis"><text:span text:style-name="T9">Back-end :</text:span></text:span> Utiliser Node.js avec Express pour gérer les requêtes, et MongoDB pour stocker les données utilisateur de manière sécurisée. </text:p>
          </table:table-cell>
          <table:table-cell table:style-name="Tableau1.E2" office:value-type="string">
            <text:p text:style-name="P8">1) React facilite la création d'interfaces utilisateur dynamiques pour la modification des données.</text:p>
            <text:p text:style-name="P8">2) MongoDB permet une gestion sécurisée et flexible des données utilisateur. </text:p>
          </table:table-cell>
        </table:table-row>
        <table:table-row>
          <table:table-cell table:style-name="Tableau1.A2" office:value-type="string">
            <text:p text:style-name="P33">Dashboard </text:p>
          </table:table-cell>
          <table:table-cell table:style-name="Tableau1.A2" office:value-type="string">
            <text:p text:style-name="P6">Accessibilité et intégration de contenus divers </text:p>
          </table:table-cell>
          <table:table-cell table:style-name="Tableau1.A2" office:value-type="string">
            <text:p text:style-name="P3"><text:span text:style-name="Strong_20_Emphasis"><text:span text:style-name="T8">Frontend: </text:span></text:span>React</text:p>
            <text:p text:style-name="P3"/>
            <text:p text:style-name="P3"><text:span text:style-name="Strong_20_Emphasis"><text:span text:style-name="T9">Back-end :</text:span></text:span> Node.js, Express, RSS/API </text:p>
          </table:table-cell>
          <table:table-cell table:style-name="Tableau1.A2" office:value-type="string">
            <text:p text:style-name="P39"><text:span text:style-name="Strong_20_Emphasis">Front-end :</text:span> Utiliser React pour développer le dashboard.</text:p>
            <text:p text:style-name="P39"><text:span text:style-name="Strong_20_Emphasis">Back-end :</text:span> Intégrer des APIs pour les interactions (création, diffusion, impression de menus) et utiliser RSS ou une API pour intégrer les articles <text:soft-page-break/>de blog. </text:p>
          </table:table-cell>
          <table:table-cell table:style-name="Tableau1.E2" office:value-type="string">
            <text:p text:style-name="P8">1) React permet une intégration fluide des différentes fonctionnalités sur un seul dashboard.</text:p>
            <text:p text:style-name="P8">2) Les APIs assurent que les actions comme créer, diffuser et imprimer sont gérées correctement. </text:p>
          </table:table-cell>
        </table:table-row>
        <table:table-row>
          <table:table-cell table:style-name="Tableau1.A2" office:value-type="string">
            <text:p text:style-name="P33">Création de branding pour le restaurant </text:p>
          </table:table-cell>
          <table:table-cell table:style-name="Tableau1.A2" office:value-type="string">
            <text:p text:style-name="P6">Facilité d'utilisation, accessibilité, stockage sécurisé des médias </text:p>
          </table:table-cell>
          <table:table-cell table:style-name="Tableau1.A2" office:value-type="string">
            <text:p text:style-name="P3"><text:span text:style-name="Strong_20_Emphasis"><text:span text:style-name="T8">Frontend: </text:span></text:span>React, Styled-components</text:p>
            <text:p text:style-name="P3"/>
            <text:p text:style-name="P3"><text:span text:style-name="Strong_20_Emphasis"><text:span text:style-name="T9">Back-end : </text:span></text:span>Node.js, Express, </text:p>
          </table:table-cell>
          <table:table-cell table:style-name="Tableau1.A2" office:value-type="string">
            <text:p text:style-name="P39"><text:span text:style-name="Strong_20_Emphasis">Front-end :</text:span> Utiliser React pour la gestion de l'interface utilisateur, et Styled-components pour appliquer les couleurs de base.</text:p>
            <text:p text:style-name="P39"><text:span text:style-name="Strong_20_Emphasis">Back-end :</text:span> <text:span text:style-name="T29">Stockage sur le serveur (MongoDB)</text:span> et la manipulation des logos. </text:p>
          </table:table-cell>
          <table:table-cell table:style-name="Tableau1.E2" office:value-type="string">
            <text:p text:style-name="P9">1) React et Styled-components offrent une expérience utilisateur fluide et dynamique pour la personnalisation.</text:p>
            <text:p text:style-name="P9">2) <text:span text:style-name="T28">Stockage local des logos</text:span></text:p>
          </table:table-cell>
        </table:table-row>
      </table:table>
      <text:p text:style-name="P16"/>
      <text:p text:style-name="P2"/>
      <text:p text:style-name="P23"/>
      <text:p text:style-name="P23"/>
      <text:p text:style-name="P23"/>
      <text:p text:style-name="P23"/>
      <text:list xml:id="list162231105264838" text:continue-list="list2146171588" text:style-name="WWNum3">
        <text:list-item>
          <text:p text:style-name="P45"><text:bookmark text:name="_ex0md8td8283"/><text:bookmark-start text:name="__RefHeading___Toc1925_1811846622"/>Liens avec le back-end <text:bookmark-end text:name="__RefHeading___Toc1925_1811846622"/></text:p>
        </text:list-item>
      </text:list>
      <text:p text:style-name="P16"/>
      <text:list text:style-name="WWNum6">
        <text:list-header>
          <text:p text:style-name="P55">Langage pour le serveur :</text:p>
          <text:p text:style-name="P55"/>
          <text:p text:style-name="P63"><text:span text:style-name="Strong_20_Emphasis">Node.js avec Express</text:span> : Node.js est choisi pour sa performance et sa capacité à gérer un grand nombre de requêtes simultanées grâce à son modèle d'architecture événementielle. Express est un framework minimaliste pour Node.js qui facilite la création de routes API RESTful . Ce choix permet une structuration claire du code et une intégration aisée avec le front-end.</text:p>
          <text:p text:style-name="P63"/>
          <text:p text:style-name="P55">Base de données choisie :</text:p>
          <text:p text:style-name="P55"/>
          <text:p text:style-name="P63"><text:span text:style-name="Strong_20_Emphasis"><text:span text:style-name="T2">MongoDB</text:span></text:span><text:span text:style-name="T2"> : MongoDB est une base de données NoSQL qui permet une gestion flexible et dynamique des données. Elle est particulièrement adaptée pour des données de menus qui peuvent changer fréquemment en termes de structure et de volume. MongoDB permet de stocker des données sous forme de documents JSON, ce qui est naturel pour les applications JavaScript comme celles </text:span><text:soft-page-break/><text:span text:style-name="T2">construites avec Node.js et React.</text:span></text:p>
        </text:list-header>
      </text:list>
      <text:p text:style-name="P15"/>
      <text:p text:style-name="P21"/>
      <text:list xml:id="list162231045627842" text:continue-list="list162231105264838" text:style-name="WWNum3">
        <text:list-item>
          <text:p text:style-name="P44"><text:bookmark text:name="_a61v3uh5vs19"/><text:bookmark-start text:name="__RefHeading___Toc1923_1811846622"/>Préconisations concernant le domaine et l’hébergement<text:bookmark-end text:name="__RefHeading___Toc1923_1811846622"/></text:p>
        </text:list-item>
      </text:list>
      <text:p text:style-name="P16"/>
      <text:list text:style-name="WWNum7">
        <text:list-header>
          <text:p text:style-name="P64"><text:span text:style-name="Strong_20_Emphasis"><text:span text:style-name="T19">Nom du domaine :</text:span></text:span><text:span text:style-name="T19"> </text:span><text:span text:style-name="T20">qwenta.fr et qwenta.com</text:span></text:p>
          <text:p text:style-name="P52"><text:span text:style-name="Strong_20_Emphasis">Hébergement :</text:span> Recommandation d'utiliser <text:span text:style-name="T18">Amazon Web Services (</text:span>AWS<text:span text:style-name="T18">).</text:span> AWS offre une infrastructure robuste qui peut facilement gérer l'augmentation du trafic et des données. Il fournit également une large gamme de services de support pour la gestion des serveurs, la sécurité, les bases de données <text:s/><text:line-break/><text:line-break/></text:p>
        </text:list-header>
      </text:list>
      <text:p text:style-name="P17"/>
      <text:p text:style-name="P22"/>
      <text:list text:continue-list="list162231045627842" text:style-name="WWNum3">
        <text:list-item>
          <text:p text:style-name="P46"><text:bookmark text:name="_n56najuvb5ys"/>Accessibilité<text:line-break/></text:p>
          <text:p text:style-name="P65"><text:span text:style-name="Strong_20_Emphasis"><text:span text:style-name="T19">Compatibilité navigateur :</text:span></text:span><text:span text:style-name="T19"> Support des dernières versions de Chrome, Safari, et Firefox. Aucune version mobile prévue, donc focus sur les performances desktop.</text:span></text:p>
          <text:p text:style-name="P46"><text:span text:style-name="Strong_20_Emphasis"><text:span text:style-name="T21">Accessibilité :</text:span></text:span><text:span text:style-name="T21"> Conformité aux normes WCAG (Web Content Accessibility Guidelines) pour l'accessibilité, notamment navigabilité au clavier et compatibilité avec les lecteurs d'écran. <text:line-break/></text:span><text:span text:style-name="T1"><text:line-break/></text:span></text:p>
        </text:list-item>
      </text:list>
      <text:p text:style-name="P14"/>
      <text:p text:style-name="P14"/>
      <text:list xml:id="list162231456749847" text:continue-numbering="true" text:style-name="WWNum3">
        <text:list-item>
          <text:p text:style-name="P47"><text:bookmark text:name="_l80x4g9stizp"/><text:bookmark-start text:name="__RefHeading___Toc1919_1811846622"/>Recommandations en termes de sécurité<text:line-break/><text:bookmark-end text:name="__RefHeading___Toc1919_1811846622"/></text:p>
        </text:list-item>
      </text:list>
      <text:list text:style-name="WWNum5">
        <text:list-header>
          <text:p text:style-name="P49"><text:span text:style-name="Strong_20_Emphasis"><text:span text:style-name="T19">Sécurité :</text:span></text:span><text:span text:style-name="T19"> </text:span></text:p>
          <text:p text:style-name="P56"><text:tab/></text:p>
          <text:p text:style-name="P57"><text:span text:style-name="T22">Pour garantir </text:span><text:span text:style-name="T24">un accès sécurisé au compte</text:span><text:span text:style-name="T22">, utilisez des jetons JWT et des e-mails de vérification. Authentifiez les utilisateurs de </text:span><text:soft-page-break/><text:span text:style-name="T22">manière sécurisée à l'aide de jetons JWT et vérifiez leurs autorisations pour les points de terminaison protégés. Les e-mails de vérification confirment que les e-mails fournis par les utilisateurs sont valides. </text:span></text:p>
          <text:p text:style-name="P58"><text:span text:style-name="T22"/></text:p>
          <text:p text:style-name="P58"><text:span text:style-name="T22"><text:tab/></text:span><text:span text:style-name="T24">Sécurisation des points de terminaison des API</text:span><text:span text:style-name="T22"> qui sont les points de communication entre le front-end et le back-end du site. Pour protéger ces API, il faut les rendre non vulnérables aux attaques ; des jetons d'authentification sont utilisés pour vérifier que seules les personnes autorisées peuvent y accéder tout en validant les données saisies par l'utilisateur afin d'empêcher l'insertion de code malveillant. </text:span></text:p>
          <text:p text:style-name="P58"><text:span text:style-name="T22"/></text:p>
          <text:p text:style-name="P50"><text:span text:style-name="T23"><text:tab/></text:span><text:span text:style-name="T25">Pour accéder aux </text:span><text:span text:style-name="T26">API externes</text:span><text:span text:style-name="T25">, utilisez des jetons API de fournisseurs tiers pour authentifier les demandes. Ces jetons garantissent que seuls les utilisateurs ou systèmes autorisés peuvent accéder aux API externes. Stockez les jetons d'accès en toute sécurité.</text:span><text:span text:style-name="T27"> </text:span><text:line-break/></text:p>
        </text:list-header>
      </text:list>
      <text:p text:style-name="P16"><text:line-break/></text:p>
      <text:list text:continue-list="list162231456749847" text:style-name="WWNum3">
        <text:list-item>
          <text:p text:style-name="P47"><text:bookmark text:name="_vbbknpfyus5o"/><text:bookmark-start text:name="__RefHeading___Toc1917_1811846622"/><text:span text:style-name="T3">Maintenance du site et futures mises à jour</text:span><text:span text:style-name="T4"><text:line-break/></text:span><text:bookmark-end text:name="__RefHeading___Toc1917_1811846622"/></text:p>
        </text:list-item>
      </text:list>
      <text:list text:style-name="WWNum2">
        <text:list-item>
          <text:p text:style-name="P51"><text:span text:style-name="Strong_20_Emphasis"><text:span text:style-name="T19">Maintenance :</text:span></text:span><text:span text:style-name="T19"> Plan de maintenance régulière pour la mise à jour des dépendances et des corrections de sécurité.</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ce style:name="Montserrat1" svg:font-family="Montserrat" style:font-family-generic="roman" style:font-pitch="variable"/>
    <style:font-face style:name="Montserrat2" svg:font-family="Montserrat"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style:font-name="Montserrat1" fo:font-family="Montserrat" style:font-family-generic="roman" style:font-pitch="variable" fo:font-size="15pt" fo:font-weight="bold" style:font-name-asian="Montserrat2" style:font-family-asian="Montserrat" style:font-family-generic-asian="system" style:font-pitch-asian="variable" style:font-size-asian="15pt" style:font-weight-asian="bold" style:font-name-complex="Montserrat2" style:font-family-complex="Montserrat" style:font-family-generic-complex="system" style:font-pitch-complex="variable" style:font-size-complex="15pt"/>
    </style:style>
    <style:style style:name="Heading_20_3" style:display-name="Heading 3"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style:font-name="Montserrat1" fo:font-family="Montserrat" style:font-family-generic="roman" style:font-pitch="variable" fo:font-size="14pt" fo:font-weight="bold" style:font-name-asian="Montserrat2" style:font-family-asian="Montserrat" style:font-family-generic-asian="system" style:font-pitch-asian="variable" style:font-size-asian="14pt" style:font-weight-asian="bold" style:font-name-complex="Montserrat2"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2" style:display-name="Contents 2" style:family="paragraph" style:parent-style-name="Index" style:class="index">
      <style:paragraph-properties fo:margin-left="0.499cm" fo:text-indent="0cm" style:auto-text-indent="false">
        <style:tab-stops>
          <style:tab-stop style:position="24.12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Montserrat1" fo:font-family="Montserrat"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1" fo:font-family="Montserrat"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1" fo:font-family="Montserrat"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1" fo:font-family="Montserrat"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1" fo:font-family="Montserrat"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Montserrat1" fo:font-family="Montserrat"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7%)"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8%)"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start" style:justify-single-word="false"/>
    </style:style>
    <style:style style:name="M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1.27cm" fo:margin-bottom="2.54cm" fo:margin-left="2.54cm" fo:margin-right="2.54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char" svg:x="24.218cm" svg:y="-2.196cm" svg:width="2.676cm" svg:height="1.355cm" draw:z-index="8"><draw:image xlink:href="Pictures/100000000000051D0000028FE0BF05DC.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dc:date>2024-08-26T16:22:29.843000000</dc:date>
    <meta:editing-duration>PT1H55M1S</meta:editing-duration>
    <meta:editing-cycles>5</meta:editing-cycles>
    <meta:document-statistic meta:table-count="3" meta:image-count="1" meta:object-count="0" meta:page-count="9" meta:paragraph-count="161" meta:word-count="1710" meta:character-count="11650" meta:non-whitespace-character-count="10016"/>
  </office:meta>
</office:document-meta>
</file>